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Data: <text:s/>17 Marzo 2008</text:p>
      <text:p text:style-name="P7">Oggetto: lettera di presentazione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C.a. Professori Tullio Vardanega e Claudio Palazzi</text:p>
      <text:p text:style-name="P12"/>
      <text:p text:style-name="P12"/>
      <text:p text:style-name="P12"/>
      <text:p text:style-name="P12"/>
      <text:p text:style-name="P12"><text:tab/>Per la revisione corrente, integrazione della revisione RQ, abbiamo preso nota delle valutazioni e degli errori nei documenti consegnati l'8 marzo, ma per questa consegna è stata data priorità a rendere evidenza della verifica effettuata.</text:p>
      <text:p text:style-name="P12"/>
      <text:p text:style-name="P12"><text:tab/>Alleghiamo:</text:p>
      <text:p text:style-name="P12"/>
      <text:list text:style-name="L1">
        <text:list-item>
          <text:p text:style-name="P14">I sorgenti del nostro progetto</text:p>
        </text:list-item>
        <text:list-item>
          <text:p text:style-name="P14">Piano di qualifica</text:p>
        </text:list-item>
        <text:list-item>
          <text:p text:style-name="P14">Piano di progetto</text:p>
        </text:list-item>
        <text:list-item>
          <text:p text:style-name="P14">Risultati dei test</text:p>
        </text:list-item>
        <text:list-item>
          <text:p text:style-name="P14">Risultati dell'analisi statica</text:p>
        </text:list-item>
      </text:list>
      <text:p text:style-name="P12"/>
      <text:p text:style-name="P12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2"/>
      <text:p text:style-name="P12"/>
      <text:p text:style-name="P12">RingraziandoVi per aver scelto <text:span text:style-name="T2">StyloSoft</text:span></text:p>
      <text:p text:style-name="P12">porgiamo Distinti Saluti.</text:p>
      <text:p text:style-name="P11"/>
      <text:p text:style-name="P11"/>
      <text:p text:style-name="P11"/>
      <text:p text:style-name="P11"><text:tab/><text:tab/><text:tab/><text:tab/><text:tab/><text:tab/><text:tab/><text:tab/><text:tab/><text:span text:style-name="T3">Il Responsabile</text:span></text:p>
      <text:p text:style-name="P10"><text:tab/><text:tab/><text:tab/><text:tab/><text:tab/><text:tab/><text:tab/><text:tab/><text:tab/> <text:s text:c="6"/><text:span text:style-name="T4">Luca Rubi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Daniele Bonaldo</dc:creator>
    <dc:date>2008-03-17T18:01:03</dc:date>
    <meta:print-date>2005-11-30T16:25:56</meta:print-date>
    <meta:editing-cycles>318</meta:editing-cycles>
    <meta:editing-duration>P1DT4H38M1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0" meta:word-count="109" meta:character-count="809"/>
  </office:meta>
</office:document-meta>
</file>